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01c64"/>
    </style:style>
    <style:style style:name="P8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9" style:family="paragraph" style:parent-style-name="Standard">
      <style:paragraph-properties fo:text-align="justify" style:justify-single-word="false"/>
      <style:text-properties style:font-name="Liberation Sans"/>
    </style:style>
    <style:style style:name="P10" style:family="paragraph" style:parent-style-name="Table_20_Contents"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08ec0" officeooo:paragraph-rsid="00108ec0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08ec0" officeooo:paragraph-rsid="0011531b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01c64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1531b"/>
    </style:style>
    <style:style style:name="P18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108ec0"/>
    </style:style>
    <style:style style:name="T5" style:family="text">
      <style:text-properties officeooo:rsid="00101c64"/>
    </style:style>
    <style:style style:name="T6" style:family="text">
      <style:text-properties officeooo:rsid="00108ec0"/>
    </style:style>
    <style:style style:name="T7" style:family="text">
      <style:text-properties officeooo:rsid="0011531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><text:tab/><text:span text:style-name="T6">Speichern der Konfiguration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 </text:span></text:span><text:span text:style-name="Absatz-Standardschriftart"><text:span text:style-name="T4">die Standardkonfiguration gezielt speichern können.</text:span></text:span></text:p>
      <text:p text:style-name="P8"/>
      <text:h text:style-name="P19" text:outline-level="1"><text:bookmark-start text:name="__RefHeading___Toc732_77933981"/>Akzeptanzkriterien<text:bookmark-end text:name="__RefHeading___Toc732_77933981"/></text:h>
      <text:p text:style-name="P5"/>
      <text:list xml:id="list632230622" text:style-name="L1">
        <text:list-item>
          <text:p text:style-name="P14">Öffnen des Optionsmenüs über das Zahnrad in der oberen rechten Ecke</text:p>
        </text:list-item>
        <text:list-item>
          <text:p text:style-name="P15">Betätigen des Buttons „<text:span text:style-name="T7">Save</text:span> Configuration“</text:p>
        </text:list-item>
        <text:list-item>
          <text:p text:style-name="P17"><text:span text:style-name="Absatz-Standardschriftart">Somit ist </text:span><text:span text:style-name="Absatz-Standardschriftart"><text:span text:style-name="T5">das Speichern der Konfiguration</text:span></text:span><text:span text:style-name="Absatz-Standardschriftart"> erfolgreich abgeschlossen.</text:span></text:p>
        </text:list-item>
      </text:list>
      <text:p text:style-name="P7"><text:span text:style-name="Absatz-Standardschriftart"><text:span text:style-name="T1"/>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6-01T12:55:40.192000000</dc:date>
    <meta:editing-cycles>30</meta:editing-cycles>
    <meta:editing-duration>PT16M</meta:editing-duration>
    <dc:creator>Andreas Glaser</dc:creator>
    <meta:document-statistic meta:table-count="2" meta:image-count="1" meta:object-count="0" meta:page-count="1" meta:paragraph-count="12" meta:word-count="53" meta:character-count="400" meta:non-whitespace-character-count="361"/>
    <meta:template xlink:type="simple" xlink:actuate="onRequest" xlink:title="" xlink:href="Normal"/>
  </office:meta>
</office:document-meta>
</file>